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cccccc" draw:textarea-horizontal-align="justify" draw:textarea-vertical-align="top" draw:auto-grow-height="false" fo:min-height="7.052cm" fo:min-width="16.962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729fcf" draw:textarea-horizontal-align="justify" draw:textarea-vertical-align="middle" draw:auto-grow-height="false" fo:min-height="3.708cm" fo:min-width="10.243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ffdbb6" draw:textarea-horizontal-align="justify" draw:textarea-vertical-align="middle" draw:auto-grow-height="false" fo:min-height="1.655cm" fo:min-width="4.263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ffdbb6" draw:textarea-horizontal-align="justify" draw:textarea-vertical-align="middle" draw:auto-grow-height="false" fo:min-height="1.603cm" fo:min-width="4.211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afd095" draw:textarea-horizontal-align="justify" draw:textarea-vertical-align="middle" draw:auto-grow-height="false" fo:min-height="1.286cm" fo:min-width="10.07cm" fo:padding-top="0.151cm" fo:padding-bottom="0.151cm" fo:padding-left="0.276cm" fo:padding-right="0.276cm" style:writing-mode="lr-tb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cccccc"/>
      <style:paragraph-properties fo:text-align="start" style:writing-mode="lr-tb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fdbb6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afd095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462cm" svg:height="7.302cm" svg:x="0.16cm" svg:y="0.127cm">
          <text:p text:style-name="P1">Red Hat OpenStack Platform 18 Clust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795cm" svg:height="4.01cm" svg:x="0.489cm" svg:y="3.302cm">
          <text:p text:style-name="P3"><text:span text:style-name="T1">Red Hat OpenShift cluster</text:span><text:span text:style-name="T1"><text:tab/></text:span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63cm" svg:height="1.905cm" svg:x="12.509cm" svg:y="0.227cm">
          <text:p text:style-name="P3"><text:span text:style-name="T1">Compute-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63cm" svg:height="1.905cm" svg:x="12.509cm" svg:y="2.306cm">
          <text:p text:style-name="P3"><text:span text:style-name="T1">Compute-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63cm" svg:height="1.905cm" svg:x="12.509cm" svg:y="5.405cm">
          <text:p text:style-name="P3"><text:span text:style-name="T1">Compute-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622cm" svg:height="1.588cm" svg:x="0.6cm" svg:y="1.333cm">
          <text:p text:style-name="P3"><text:span text:style-name="T1">Red Hat Ceph storage clus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7cm" fo:margin-bottom="0.127cm" fo:margin-left="0.127cm" fo:margin-right="0.127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6:16:53.194040726</meta:creation-date>
    <dc:date>2024-05-09T14:28:20.999554091</dc:date>
    <meta:editing-duration>PT21M35S</meta:editing-duration>
    <meta:editing-cycles>2</meta:editing-cycles>
    <meta:generator>LibreOffice/7.6.4.1$Linux_X86_64 LibreOffice_project/60$Build-1</meta:generator>
    <meta:document-statistic meta:object-count="6"/>
  </office:meta>
</office:document-meta>
</file>